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f07" officeooo:paragraph-rsid="000d0f07"/>
    </style:style>
    <style:style style:name="P2" style:family="paragraph" style:parent-style-name="Standard">
      <style:text-properties officeooo:paragraph-rsid="000d0f07"/>
    </style:style>
    <style:style style:name="P3" style:family="paragraph" style:parent-style-name="Standard">
      <style:text-properties officeooo:rsid="000ededa" officeooo:paragraph-rsid="000ededa"/>
    </style:style>
    <style:style style:name="P4" style:family="paragraph" style:parent-style-name="Standard">
      <style:text-properties officeooo:rsid="0014d040" officeooo:paragraph-rsid="0014d040"/>
    </style:style>
    <style:style style:name="P5" style:family="paragraph" style:parent-style-name="Heading_20_2">
      <style:text-properties officeooo:rsid="000d0f07" officeooo:paragraph-rsid="000d0f07"/>
    </style:style>
    <style:style style:name="P6" style:family="paragraph" style:parent-style-name="Heading_20_2">
      <style:text-properties officeooo:rsid="000ededa" officeooo:paragraph-rsid="000ededa"/>
    </style:style>
    <style:style style:name="P7" style:family="paragraph" style:parent-style-name="Text_20_body">
      <style:text-properties officeooo:rsid="000d0f07" officeooo:paragraph-rsid="0014d040"/>
    </style:style>
    <style:style style:name="T1" style:family="text">
      <style:text-properties officeooo:rsid="000d0f07"/>
    </style:style>
    <style:style style:name="T2" style:family="text">
      <style:text-properties officeooo:rsid="0014d0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61_1871241900"/><text:bookmark-start text:name="__DdeLink__73_486697612"/><text:bookmark-start text:name="__DdeLink__70_486697612"/>Tyre size parser<text:bookmark-end text:name="__DdeLink__70_486697612"/></text:p>
      <text:p text:style-name="P1"/>
      <text:p text:style-name="P1">Шины одного размера могут иметь различную маркировку. Наиболее звестные это Американский (дюймовый 31x10.5R16) и Европейский(Метрический). </text:p>
      <text:p text:style-name="P1"/>
      <text:p text:style-name="P1">В дюймовом размере указываются высота и ширина шины в дюймах, а так же дюймовый размер диска. Например 31x10.5R16.</text:p>
      <text:p text:style-name="P1"/>
      <text:p text:style-name="P1">Во втором случае маркировка включает ширину в миллиметрах высоту профиля шины в процентах и дюймовый размер диска: <text:s/>265/75R16</text:p>
      <text:p text:style-name="P1">Кроме того,ряд производителей маркирует легко-грузовые, грузовые <text:s/>и пневмо шины особым образом.</text:p>
      <text:p text:style-name="P2"><text:span text:style-name="T1">Так например у некоторых шин производства компании Interco ширина и высота поменяны местами (</text:span>16x35-16 <text:span text:style-name="T1">вместо 35x16-16 у шины Bogger B-119). Ряд пневмо колес маркируют при помощи метрических единиц, но указывают не профиль а ширину и высоту: </text:span><text:a xlink:type="simple" xlink:href="http://www.extremetyre.ru/product.htm?id=tp0517">1300x700-24</text:a></text:p>
      <text:p text:style-name="P1">Некоторые шины вообще не содержат явную инфрмацию о размере в маркировке например Q78-15, или 160м.</text:p>
      <text:p text:style-name="P1"/>
      <text:p text:style-name="P1"><text:span text:style-name="T2">Данная библиотека помогает работать </text:span>с такими различными маркировками. <text:span text:style-name="T2">Ее можно использовать для создания шинных калькуляторов или поиска по базам шин.</text:span></text:p>
      <text:p text:style-name="P1"/>
      <text:p text:style-name="P1"/>
      <text:p text:style-name="P1"/>
      <text:p text:style-name="P4"><text:bookmark-start text:name="__DdeLink__77_486697612"/>Tyres of the same size may have different markings. The most famous is American (inch 31x10.5R16) and European(Metric). </text:p>
      <text:p text:style-name="P4"/>
      <text:p text:style-name="P4">Inch size specifies the height and width of the tire in inches and the inch size of the disk. For example 31x10.5R16.</text:p>
      <text:p text:style-name="P4"/>
      <text:p text:style-name="P4">In the second case the marking includes a width in millimeters, the height of the profile of the tire in percent inch disk size: 265/75R16</text:p>
      <text:p text:style-name="P4"/>
      <text:p text:style-name="P4">In addition, a number of manufacturers mark light-truck, truck and pneumatic tyres in a special way.</text:p>
      <text:p text:style-name="P4">So for example, in Interco company width and height are swapped for som tires (16x35-16 instead of the 35x16-16 Bogger tire B-119). A number of pneumatic wheels are marked with metric units, but do not indicate the profile: 1300x700-24</text:p>
      <text:p text:style-name="P4">Some tires do not contain explicit information about the size of the marking for example Q78-15 or 160m.</text:p>
      <text:p text:style-name="P4"/>
      <text:p text:style-name="P4">This library helps to work with such a variety of markings. It can be used to create tire calculators or search the database of tires.</text:p>
      <text:p text:style-name="P1"><text:bookmark-end text:name="__DdeLink__77_486697612"/></text:p>
      <text:h text:style-name="P6" text:outline-level="2">Install<text:span text:style-name="T2">ation</text:span></text:h>
      <text:p text:style-name="P7">The Tyre size parser can be installed with <text:a xlink:type="simple" xlink:href="https://getcomposer.org/">Composer</text:a>. Run this command:</text:p>
      <text:h text:style-name="P5" text:outline-level="2"><text:soft-page-break/></text:h>
      <text:h text:style-name="P5" text:outline-level="2"/>
      <text:h text:style-name="P5" text:outline-level="2">Usage</text:h>
      <text:p text:style-name="P1"><text:bookmark-end text:name="__DdeLink__73_486697612"/></text:p>
      <text:p text:style-name="P2"><text:span text:style-name="T1"><text:s/></text:span><text:bookmark-start text:name="__DdeLink__57_1871241900"/><text:span text:style-name="T1">try{</text:span></text:p>
      <text:p text:style-name="P3">$tyreSize = TyreSize::parseSize("36x12.5-16"); </text:p>
      <text:p text:style-name="P3">// Factory method that return instance of object of descendant of TyreSize <text:s/>depends of what type of marking on input</text:p>
      <text:p text:style-name="P3"/>
      <text:p text:style-name="P3">echo</text:p>
      <text:p text:style-name="P3"/>
      <text:p text:style-name="P3">}<text:bookmark-end text:name="__DdeLink__57_1871241900"/></text:p>
      <text:p text:style-name="P1"/>
      <text:p text:style-name="P1"/>
      <text:p text:style-name="P1"><text:bookmark-end text:name="__DdeLink__61_18712419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9:44:36.596754571</meta:creation-date>
    <dc:date>2017-04-20T11:41:45.472374241</dc:date>
    <meta:editing-duration>PT46M36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2" meta:paragraph-count="23" meta:word-count="340" meta:character-count="2198" meta:non-whitespace-character-count="1874"/>
  </office:meta>
</office:document-meta>
</file>